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来た！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こから降ろしてー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せーーーのーーー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もっと人数が必要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じゃ俺が呼んでく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、頼む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もじもじ・・・）</text:p>
          </table:table-cell>
          <table:table-cell table:style-name="ce0" office:value-type="string">
            <text:p>Chat - L5 A Hime</text:p>
          </table:table-cell>
          <table:table-cell table:style-name="ce0"/>
          <table:table-cell table:style-name="ce0" office:value-type="string">
            <text:p>*rustle*... *fidget*...</text:p>
          </table:table-cell>
          <table:table-cell table:number-columns-repeated="1020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！　成功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良かったな、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らいいん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お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はぁ・・・っ、は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、なんだよこの氷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し、信じられ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、う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ふ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るほど、火を起こそ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4T20:55:33+01:00</meta:creation-date>
    <dc:date>2019-11-04T20:55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